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an Manuel Tresserras i Gaju (Rubí, 1955) és l'actual conseller de Cultura i Mitjans de Comunicació de la Generalitat de Catalunya.</text:p>
      <text:p text:style-name="Standard"/>
      <text:p text:style-name="Standard">Biografia</text:p>
      <text:p text:style-name="Standard">Nascut a Rubí (Vallès Occidental), l'any 1955. És doctor en Ciències de la Informació. Professor del Departament de Periodisme i Ciències de la Comunicació de la UAB, especialitzat en història de la comunicació, l'anàlisi de la societat de la informació, i l'estudi de les indústries culturals i la cultura de masses. També ha impartit docència sobre gestió cultural, comunicació política, polítiques de comunicació i anàlisi de mitjans.</text:p>
      <text:p text:style-name="Standard">Va rebre el premi extraordinari de Doctorat en Ciències de la Informació (1988-89), el premi d'investigació sobre Comunicació de Masses de la Generalitat de Catalunya (1989), i el premi d'assaig Joan Fuster (1994). Autor, entre d'altres, de El Regne del Subjecte (1987) i Cultura de masses i postmodernitat (1994), conjuntament amb Enric Marín, de D'Ací i D'Allà, aparador de la modernitat (1993), i de La gènesi dela societat de masses a Catalunya 1888-1939 (1999), amb Francesc Espinet. Ha estat autor d'una cinquantena de textos i articles acadèmics sobre comunicació social i coautor dels informes sobre Seguiment de l'impacte social de les noves tecnologies de la informació i la comunicació, patrocinats per la Fundació Bofill, i de Un segle de recerca sobre comunicació a Catalunya. Va coordinar el bloc "Cultura" de l'Informe per a la Catalunya del 2000 (1999).</text:p>
      <text:p text:style-name="Standard">Ha estat director del Departament de Periodisme i Ciències de la Comunicació de la UAB (1991-1993) i coordinador de la llicenciatura de Periodisme de la UAB (1997-1999). Membre de la Comissió Assessora sobre Publicitat Institucional de la Generalitat (1998-1999), conseller de la Corporació Catalana de Ràdio i Televisió (2000), conseller del Consell de l'Audiovisual de Catalunya, responsable de recerca, estudis i publicacions (2000-2006), president de la Mesa per a la Diversitat en l'Audiovisual (2005-2006) i membre de la Comissió Mixta de Transferències Estat-Generalitat (2004-2006). És vicepresident de la Societat Catalana de Comunicació, filial de l'Institut d'Estudis Catalans.</text:p>
      <text:p text:style-name="Standard">[Font: Vikipèdi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4-06T21:10:28</meta:creation-date>
    <dc:date>2007-04-07T01:14:00</dc:date>
    <dc:language>ca-ES</dc:language>
    <meta:editing-cycles>3</meta:editing-cycles>
    <meta:editing-duration>PT4H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335" meta:character-count="2152"/>
  </office:meta>
</office:document-meta>
</file>